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bookmark-start text:name="__DdeLink__402_3052609380"/>//Trying to flow friend and enemy together<text:bookmark-end text:name="__DdeLink__402_3052609380"/></text:p>
      <text:p text:style-name="Standard"/>
      <text:p text:style-name="Standard">#include &lt;SPI.h&gt;</text:p>
      <text:p text:style-name="Standard">#include &lt;Wire.h&gt;</text:p>
      <text:p text:style-name="Standard">#include &lt;Adafruit_GFX.h&gt;</text:p>
      <text:p text:style-name="Standard">#include &lt;Adafruit_SSD1306.h&gt;</text:p>
      <text:p text:style-name="Standard"/>
      <text:p text:style-name="Standard"/>
      <text:p text:style-name="Standard">#define SCREEN_WIDTH 128 // OLED display width, in pixels</text:p>
      <text:p text:style-name="Standard">#define SCREEN_HEIGHT 64 // OLED display height, in pixels</text:p>
      <text:p text:style-name="Standard"/>
      <text:p text:style-name="Standard"/>
      <text:p text:style-name="Standard">#define OLED_RESET <text:s text:c="4"/>4 // Reset pin # (or -1 if sharing Arduino reset pin)</text:p>
      <text:p text:style-name="Standard">Adafruit_SSD1306 display(SCREEN_WIDTH, SCREEN_HEIGHT, &amp;Wire, OLED_RESET);</text:p>
      <text:p text:style-name="Standard"/>
      <text:p text:style-name="Standard"/>
      <text:p text:style-name="Standard">#define FALLS <text:s/>3</text:p>
      <text:p text:style-name="Standard">#define FALLSS <text:s/>3</text:p>
      <text:p text:style-name="Standard"/>
      <text:p text:style-name="Standard">#define FRIEND_HEIGHT <text:s text:c="2"/>16</text:p>
      <text:p text:style-name="Standard">#define FRIEND_WIDTH <text:s text:c="3"/>16</text:p>
      <text:p text:style-name="Standard">static const unsigned char PROGMEM friend_bmp[] =</text:p>
      <text:p text:style-name="Standard">{ <text:s/>B00000000, B00000000, </text:p>
      <text:p text:style-name="Standard"><text:s text:c="3"/>B00000001, B10000000,</text:p>
      <text:p text:style-name="Standard"><text:s text:c="3"/>B00000011, B11000000,</text:p>
      <text:p text:style-name="Standard"><text:s text:c="3"/>B00001111, B11110000,</text:p>
      <text:p text:style-name="Standard"><text:s text:c="3"/>B00011111, B11111000,</text:p>
      <text:p text:style-name="Standard"><text:s text:c="3"/>B00110011, B11001100,</text:p>
      <text:p text:style-name="Standard"><text:s text:c="3"/>B01110011, B11001110,</text:p>
      <text:p text:style-name="Standard"><text:s text:c="3"/>B01111111, B11111110,</text:p>
      <text:p text:style-name="Standard"><text:s text:c="3"/>B11111111, B11111111,</text:p>
      <text:p text:style-name="Standard"><text:s text:c="3"/>B01110011, B11001110,</text:p>
      <text:p text:style-name="Standard"><text:s text:c="3"/>B00111001, B10011100,</text:p>
      <text:p text:style-name="Standard"><text:s text:c="3"/>B00011100, B00111000,</text:p>
      <text:p text:style-name="Standard"><text:s text:c="3"/>B00001110, B01110000,</text:p>
      <text:p text:style-name="Standard"><text:s text:c="3"/>B00000111, B11100000,</text:p>
      <text:p text:style-name="Standard"><text:s text:c="3"/>B00000001, B10000000,</text:p>
      <text:p text:style-name="Standard"><text:s text:c="3"/>B00000000, B00000000 <text:s text:c="2"/>};</text:p>
      <text:p text:style-name="Standard"/>
      <text:p text:style-name="Standard"/>
      <text:p text:style-name="Standard">#define ENEMY_HEIGHT <text:s text:c="2"/>16</text:p>
      <text:p text:style-name="Standard">#define ENEMY_WIDTH <text:s text:c="3"/>16</text:p>
      <text:p text:style-name="Standard">static const unsigned char PROGMEM enemy_bmp[] =</text:p>
      <text:p text:style-name="Standard"/>
      <text:p text:style-name="Standard">{ <text:s/>B00000000, B00011000,</text:p>
      <text:p text:style-name="Standard"><text:s text:c="3"/>B00001100, B00011000,</text:p>
      <text:p text:style-name="Standard"><text:s text:c="3"/>B00011110, B00011000,</text:p>
      <text:p text:style-name="Standard"><text:s text:c="3"/>B00111110, B01111100,</text:p>
      <text:p text:style-name="Standard"><text:s text:c="3"/>B00111111, B11111100,</text:p>
      <text:p text:style-name="Standard"><text:soft-page-break/><text:s text:c="3"/>B01111111, B11111110,</text:p>
      <text:p text:style-name="Standard"><text:s text:c="3"/>B11111111, B11111110,</text:p>
      <text:p text:style-name="Standard"><text:s text:c="3"/>B01111111, B11111111,</text:p>
      <text:p text:style-name="Standard"><text:s text:c="3"/>B00111111, B11111110,</text:p>
      <text:p text:style-name="Standard"><text:s text:c="3"/>B00011111, B11111100,</text:p>
      <text:p text:style-name="Standard"><text:s text:c="3"/>B00000000, B00000000,</text:p>
      <text:p text:style-name="Standard"><text:s text:c="3"/>B00001111, B11110000,</text:p>
      <text:p text:style-name="Standard"><text:s text:c="3"/>B00111111, B01111100,</text:p>
      <text:p text:style-name="Standard"><text:s text:c="3"/>B00111000, B00001100,</text:p>
      <text:p text:style-name="Standard"><text:s text:c="3"/>B01110000, B00001110,</text:p>
      <text:p text:style-name="Standard"><text:s text:c="3"/>B11100000, B00000111 <text:s/>};</text:p>
      <text:p text:style-name="Standard"/>
      <text:p text:style-name="Standard"/>
      <text:p text:style-name="Standard">void setup() {</text:p>
      <text:p text:style-name="Standard"><text:s text:c="2"/>Serial.begin(9600);</text:p>
      <text:p text:style-name="Standard"/>
      <text:p text:style-name="Standard"><text:s text:c="2"/>if(!display.begin(SSD1306_SWITCHCAPVCC, 0x3D)) // Address 0x3D for 128x64</text:p>
      <text:p text:style-name="Standard"><text:s text:c="2"/>{ </text:p>
      <text:p text:style-name="Standard"><text:s text:c="4"/></text:p>
      <text:p text:style-name="Standard"><text:s text:c="4"/>Serial.println(F("SSD1306 allocation failed"));</text:p>
      <text:p text:style-name="Standard"><text:s text:c="4"/>for(;;); // Don't proceed, loop forever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 // Pause for 2 seconds</text:p>
      <text:p text:style-name="Standard"/>
      <text:p text:style-name="Standard"><text:s text:c="2"/>display.clearDisplay();</text:p>
      <text:p text:style-name="Standard"/>
      <text:p text:style-name="Standard"/>
      <text:p text:style-name="Standard"><text:s text:c="2"/>display.drawPixel(10, 10, SSD1306_WHITE);</text:p>
      <text:p text:style-name="Standard"/>
      <text:p text:style-name="Standard"><text:s text:c="2"/>// Show the display buffer on the screen. You MUST call display() after</text:p>
      <text:p text:style-name="Standard"><text:s text:c="2"/>// drawing commands to make them visible on screen!</text:p>
      <text:p text:style-name="Standard"><text:s text:c="2"/>display.display();</text:p>
      <text:p text:style-name="Standard"><text:s text:c="2"/>delay(2000);</text:p>
      <text:p text:style-name="Standard"/>
      <text:p text:style-name="Standard"><text:s text:c="2"/>testdrawchar(); <text:s text:c="5"/>// Draw characters of the default font</text:p>
      <text:p text:style-name="Standard"/>
      <text:p text:style-name="Standard"><text:s text:c="2"/>testdrawstyles(); <text:s text:c="3"/>// Draw 'stylized' characters</text:p>
      <text:p text:style-name="Standard"/>
      <text:p text:style-name="Standard"><text:s text:c="2"/>testdrawbitmap(); <text:s text:c="3"/>// Draw a small bitmap image</text:p>
      <text:p text:style-name="Standard"/>
      <text:p text:style-name="Standard"/>
      <text:p text:style-name="Standard"><text:s text:c="2"/>testanimate(friend_bmp,enemy_bmp, FRIEND_WIDTH, FRIEND_HEIGHT); // Animate bitmaps</text:p>
      <text:p text:style-name="Standard"><text:s text:c="2"/>//testanimate(friend_bmp, ENEMY_WIDTH, ENEMY_HEIGHT);</text:p>
      <text:p text:style-name="Standard">}</text:p>
      <text:p text:style-name="Standard"/>
      <text:p text:style-name="Standard">void loop() {</text:p>
      <text:p text:style-name="Standard">}</text:p>
      <text:p text:style-name="Standard"><text:soft-page-break/></text:p>
      <text:p text:style-name="Standard">void testdrawchar(void) {</text:p>
      <text:p text:style-name="Standard"><text:s text:c="2"/>display.clearDisplay();</text:p>
      <text:p text:style-name="Standard"/>
      <text:p text:style-name="Standard"><text:s text:c="2"/>display.setTextSize(1); <text:s text:c="5"/>// Normal 1:1 pixel scale</text:p>
      <text:p text:style-name="Standard"><text:s text:c="2"/>display.setTextColor(SSD1306_WHITE); // Draw white text</text:p>
      <text:p text:style-name="Standard"><text:s text:c="2"/>display.setCursor(0, 0); <text:s text:c="4"/>// Start at top-left corner</text:p>
      <text:p text:style-name="Standard"><text:s text:c="2"/>display.cp437(true); <text:s text:c="8"/>// Use full 256 char 'Code Page 437' font</text:p>
      <text:p text:style-name="Standard"/>
      <text:p text:style-name="Standard"><text:s text:c="2"/>// Not all the characters will fit on the display. This is normal.</text:p>
      <text:p text:style-name="Standard"><text:s text:c="2"/>// Library will draw what it can and the rest will be clipped.</text:p>
      <text:p text:style-name="Standard"><text:s text:c="2"/>for(int16_t i=0; i&lt;256; i++) {</text:p>
      <text:p text:style-name="Standard"><text:s text:c="4"/>if(i == '\n') display.write(' ');</text:p>
      <text:p text:style-name="Standard"><text:s text:c="4"/>else <text:s text:c="9"/>display.write(i);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>void testdrawstyles(void) </text:p>
      <text:p text:style-name="Standard">{</text:p>
      <text:p text:style-name="Standard"><text:s text:c="2"/>display.clearDisplay();</text:p>
      <text:p text:style-name="Standard"/>
      <text:p text:style-name="Standard"><text:s text:c="2"/>display.setTextSize(1); <text:s text:c="12"/>// Normal 1:1 pixel scale</text:p>
      <text:p text:style-name="Standard"><text:s text:c="2"/>display.setTextColor(SSD1306_WHITE); <text:s text:c="7"/>// Draw white text</text:p>
      <text:p text:style-name="Standard"><text:s text:c="2"/>display.setCursor(0,0); <text:s text:c="12"/>// Start at top-left corner</text:p>
      <text:p text:style-name="Standard"><text:s text:c="2"/>display.println(F("Welcome to Game!"));</text:p>
      <text:p text:style-name="Standard"/>
      <text:p text:style-name="Standard"><text:s text:c="2"/>display.setTextColor(SSD1306_BLACK, SSD1306_WHITE); // Draw 'inverse' text</text:p>
      <text:p text:style-name="Standard"><text:s text:c="2"/>display.println(3.141592);</text:p>
      <text:p text:style-name="Standard"/>
      <text:p text:style-name="Standard"><text:s text:c="2"/>display.setTextSize(1.5); <text:s text:c="12"/>// Draw 2X-scale text</text:p>
      <text:p text:style-name="Standard"><text:s text:c="2"/>display.setTextColor(SSD1306_WHITE);</text:p>
      <text:p text:style-name="Standard"><text:s text:c="2"/>display.print(F("Hope u gonna enjoy!!!")); 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/>
      <text:p text:style-name="Standard">void testdrawbitmap(void) {</text:p>
      <text:p text:style-name="Standard"><text:s text:c="2"/>display.clearDisplay();</text:p>
      <text:p text:style-name="Standard"/>
      <text:p text:style-name="Standard"><text:s text:c="2"/>display.drawBitmap(</text:p>
      <text:p text:style-name="Standard"><text:s text:c="4"/>10,10,</text:p>
      <text:p text:style-name="Standard"><text:s text:c="4"/>friend_bmp, FRIEND_WIDTH, FRIEND_HEIGHT, 1);</text:p>
      <text:p text:style-name="Standard"/>
      <text:p text:style-name="Standard"><text:s text:c="2"/>display.drawBitmap(</text:p>
      <text:p text:style-name="Standard"><text:soft-page-break/><text:s text:c="4"/>70,10,</text:p>
      <text:p text:style-name="Standard"><text:s text:c="3"/>enemy_bmp, ENEMY_WIDTH, ENEMY_HEIGHT, 1);</text:p>
      <text:p text:style-name="Standard"><text:s/></text:p>
      <text:p text:style-name="Standard"><text:s text:c="2"/>display.display();</text:p>
      <text:p text:style-name="Standard"><text:s text:c="2"/>delay(1000);</text:p>
      <text:p text:style-name="Standard">}</text:p>
      <text:p text:style-name="Standard"/>
      <text:p text:style-name="Standard">#define XPOS <text:s text:c="2"/>0 // Indexes into the 'icons' array in function below</text:p>
      <text:p text:style-name="Standard">#define YPOS <text:s text:c="2"/>1</text:p>
      <text:p text:style-name="Standard">#define DELTAY 2</text:p>
      <text:p text:style-name="Standard"/>
      <text:p text:style-name="Standard">void testanimate(const uint8_t *bitmap1,const uint8_t *bitmap2, uint8_t w, uint8_t h) {</text:p>
      <text:p text:style-name="Standard"><text:s text:c="2"/>int8_t f, icons[FALLS][3];</text:p>
      <text:p text:style-name="Standard"/>
      <text:p text:style-name="Standard"><text:s text:c="2"/>// Initialize 'snowflake' positions</text:p>
      <text:p text:style-name="Standard"><text:s text:c="2"/>for(f=0; f&lt; FALLS; f++) {</text:p>
      <text:p text:style-name="Standard"><text:s text:c="4"/>icons[f][XPOS] <text:s text:c="2"/>= random(1 - FRIEND_WIDTH, display.width());</text:p>
      <text:p text:style-name="Standard"><text:s text:c="4"/>icons[f][YPOS] <text:s text:c="2"/>= -FRIEND_HEIGHT;</text:p>
      <text:p text:style-name="Standard"><text:s text:c="4"/>icons[f][DELTAY] = random(1, 6);</text:p>
      <text:p text:style-name="Standard"><text:s text:c="4"/>Serial.print(F("x: "));</text:p>
      <text:p text:style-name="Standard"><text:s text:c="4"/>Serial.print(icons[f][XPOS], DEC);</text:p>
      <text:p text:style-name="Standard"><text:s text:c="4"/>Serial.print(F(" y: "));</text:p>
      <text:p text:style-name="Standard"><text:s text:c="4"/>Serial.print(icons[f][YPOS], DEC);</text:p>
      <text:p text:style-name="Standard"><text:s text:c="4"/>Serial.print(F(" dy: "));</text:p>
      <text:p text:style-name="Standard"><text:s text:c="4"/>Serial.println(icons[f][DELTAY], DEC);</text:p>
      <text:p text:style-name="Standard"/>
      <text:p text:style-name="Standard">int8_t f, iconss[FALLSS][3];</text:p>
      <text:p text:style-name="Standard"/>
      <text:p text:style-name="Standard"><text:s text:c="2"/>// Initialize 'snowflake' positions</text:p>
      <text:p text:style-name="Standard"><text:s text:c="2"/>for(f=0; f&lt; FALLSS; f++) {</text:p>
      <text:p text:style-name="Standard"><text:s text:c="4"/>iconss[f][XPOS] <text:s text:c="2"/>= random(1 - ENEMY_WIDTH, display.width());</text:p>
      <text:p text:style-name="Standard"><text:s text:c="4"/>iconss[f][YPOS] <text:s text:c="2"/>= -ENEMY_HEIGHT;</text:p>
      <text:p text:style-name="Standard"><text:s text:c="4"/>iconss[f][DELTAY] = random(1, 6);</text:p>
      <text:p text:style-name="Standard"><text:s text:c="4"/>Serial.print(F("x: "));</text:p>
      <text:p text:style-name="Standard"><text:s text:c="4"/>Serial.print(iconss[f][XPOS], DEC);</text:p>
      <text:p text:style-name="Standard"><text:s text:c="4"/>Serial.print(F(" y: "));</text:p>
      <text:p text:style-name="Standard"><text:s text:c="4"/>Serial.print(iconss[f][YPOS], DEC);</text:p>
      <text:p text:style-name="Standard"><text:s text:c="4"/>Serial.print(F(" dy: "));</text:p>
      <text:p text:style-name="Standard"><text:s text:c="4"/>Serial.println(iconss[f][DELTAY], DEC);</text:p>
      <text:p text:style-name="Standard"/>
      <text:p text:style-name="Standard"><text:s text:c="2"/>}</text:p>
      <text:p text:style-name="Standard"/>
      <text:p text:style-name="Standard"><text:s text:c="2"/>for(;;) { // Loop forever...</text:p>
      <text:p text:style-name="Standard"><text:s text:c="4"/>display.clearDisplay(); // Clear the display buffer</text:p>
      <text:p text:style-name="Standard"/>
      <text:p text:style-name="Standard"><text:s text:c="4"/>// Draw each snowflake:</text:p>
      <text:p text:style-name="Standard"><text:s text:c="4"/>for(f=0; f&lt; FALLS; f++) {</text:p>
      <text:p text:style-name="Standard"><text:s text:c="6"/>display.drawBitmap(icons[f][XPOS], icons[f][YPOS], bitmap1, w, h, SSD1306_WHITE);</text:p>
      <text:p text:style-name="Standard"><text:s text:c="4"/>}</text:p>
      <text:p text:style-name="Standard"><text:soft-page-break/></text:p>
      <text:p text:style-name="Standard"><text:s text:c="3"/>///////////////////////////////////////////// display.display(); // Show the display buffer on the screen</text:p>
      <text:p text:style-name="Standard"><text:s text:c="2"/>//////////////////////////////////////////////// <text:s/>delay(200); <text:s text:c="7"/>// Pause for 1/10 second</text:p>
      <text:p text:style-name="Standard"/>
      <text:p text:style-name="Standard"><text:s text:c="4"/>// Then update coordinates of each flake...</text:p>
      <text:p text:style-name="Standard"><text:s text:c="4"/>for(f=0; f&lt; FALLS; f++) {</text:p>
      <text:p text:style-name="Standard"><text:s text:c="6"/>icons[f][YPOS] += icons[f][DELTAY];</text:p>
      <text:p text:style-name="Standard"><text:s text:c="6"/>// If snowflake is off the bottom of the screen...</text:p>
      <text:p text:style-name="Standard"><text:s text:c="6"/>if (icons[f][YPOS] &gt;= display.height()) {</text:p>
      <text:p text:style-name="Standard"><text:s text:c="8"/>// Reinitialize to a random position, just off the top</text:p>
      <text:p text:style-name="Standard"><text:s text:c="8"/>icons[f][XPOS] <text:s text:c="2"/>= random(1 - FRIEND_WIDTH, display.width());</text:p>
      <text:p text:style-name="Standard"><text:s text:c="8"/>icons[f][YPOS] <text:s text:c="2"/>= -FRIEND_HEIGHT;</text:p>
      <text:p text:style-name="Standard"><text:s text:c="8"/>icons[f][DELTAY] = random(1, 6);</text:p>
      <text:p text:style-name="Standard"><text:s text:c="6"/>}</text:p>
      <text:p text:style-name="Standard"><text:s text:c="4"/>}</text:p>
      <text:p text:style-name="Standard"><text:s text:c="2"/></text:p>
      <text:p text:style-name="Standard"/>
      <text:p text:style-name="Standard"/>
      <text:p text:style-name="Standard"><text:s text:c="4"/>//for(;;) { // Loop forever...</text:p>
      <text:p text:style-name="Standard"><text:s text:c="4"/>//display.clearDisplay(); // Clear the display buffer</text:p>
      <text:p text:style-name="Standard"/>
      <text:p text:style-name="Standard"><text:s text:c="4"/>// Draw each snowflake:</text:p>
      <text:p text:style-name="Standard"><text:s text:c="4"/>for(f=0; f&lt; FALLSS; f++) {</text:p>
      <text:p text:style-name="Standard"><text:s text:c="6"/>display.drawBitmap(iconss[f][XPOS], iconss[f][YPOS], bitmap2, w, h, SSD1306_WHITE);</text:p>
      <text:p text:style-name="Standard"><text:s text:c="4"/>}</text:p>
      <text:p text:style-name="Standard"/>
      <text:p text:style-name="Standard"><text:s text:c="4"/>display.display(); // Show the display buffer on the screen</text:p>
      <text:p text:style-name="Standard"><text:s text:c="4"/>delay(200); <text:s text:c="7"/>// Pause for 1/10 second</text:p>
      <text:p text:style-name="Standard"/>
      <text:p text:style-name="Standard"><text:s text:c="4"/>// Then update coordinates of each flake...</text:p>
      <text:p text:style-name="Standard"><text:s text:c="4"/>for(f=0; f&lt; FALLSS; f++) {</text:p>
      <text:p text:style-name="Standard"><text:s text:c="6"/>iconss[f][YPOS] += iconss[f][DELTAY];</text:p>
      <text:p text:style-name="Standard"><text:s text:c="6"/>// If snowflake is off the bottom of the screen...</text:p>
      <text:p text:style-name="Standard"><text:s text:c="6"/>if (iconss[f][YPOS] &gt;= display.height()) {</text:p>
      <text:p text:style-name="Standard"><text:s text:c="8"/>// Reinitialize to a random position, just off the top</text:p>
      <text:p text:style-name="Standard"><text:s text:c="8"/>iconss[f][XPOS] <text:s text:c="2"/>= random(1 - ENEMY_WIDTH, display.width());</text:p>
      <text:p text:style-name="Standard"><text:s text:c="8"/>iconss[f][YPOS] <text:s text:c="2"/>= -ENEMY_HEIGHT;</text:p>
      <text:p text:style-name="Standard"><text:s text:c="8"/>iconss[f][DELTAY] = random(1, 6)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}</text:p>
      <text:p text:style-name="Standard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19-12-10T19:45:50.873162239</dc:date>
    <meta:editing-duration>PT2H1M1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186" meta:word-count="687" meta:character-count="6353" meta:non-whitespace-character-count="5200"/>
  </office:meta>
</office:document-meta>
</file>